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objectwithoutfill">
      <style:graphic-properties draw:stroke="soli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8.457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objectwithoutfill">
      <style:graphic-properties draw:stroke="solid" svg:stroke-color="#ff0000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2.252cm" fo:min-width="12.00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fill="none" draw:textarea-vertical-align="middle" draw:auto-grow-height="false" fo:min-height="8.596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111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stroke-dash="Fine_20_Dashed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24" style:family="graphic" style:parent-style-name="objectwithoutfill">
      <style:graphic-properties draw:stroke="solid"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standard">
      <style:graphic-properties draw:fill="none" draw:textarea-vertical-align="middle" draw:auto-grow-height="false" fo:min-height="5.038cm" fo:min-width="0.1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9" style:family="graphic" style:parent-style-name="objectwithoutfill">
      <style:graphic-properties svg:stroke-color="#ff0000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31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7.008cm"/>
    </style:style>
    <style:style style:name="gr32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2.216cm"/>
    </style:style>
    <style:style style:name="gr33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7.449cm"/>
    </style:style>
    <style:style style:name="gr34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.717cm"/>
    </style:style>
    <style:style style:name="gr35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2.399cm"/>
    </style:style>
    <style:style style:name="gr36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6.735cm"/>
    </style:style>
    <style:style style:name="gr37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7.713cm"/>
    </style:style>
    <style:style style:name="gr38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.479cm"/>
    </style:style>
    <style:style style:name="gr3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646cm"/>
    </style:style>
    <style:style style:name="gr4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51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6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44" style:family="graphic" style:parent-style-name="standard">
      <style:graphic-properties draw:fill-color="#000000" draw:textarea-horizontal-align="justify" draw:textarea-vertical-align="middle" draw:auto-grow-height="false" fo:min-height="0.156cm" fo:min-width="0cm"/>
    </style:style>
    <style:style style:name="gr45" style:family="graphic" style:parent-style-name="standard">
      <style:graphic-properties draw:fill="none" draw:textarea-horizontal-align="justify" draw:textarea-vertical-align="top" draw:auto-grow-height="false" fo:min-height="11.021cm" fo:min-width="7.761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1.72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392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3.161cm" fo:min-width="4.144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8.949cm" fo:min-width="4.14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text-position="0% 10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hatch" draw:fill-hatch-name="Hatching_20_2" draw:fill-hatch-solid="false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000000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ffffff"/>
      <style:paragraph-properties fo:text-align="center"/>
      <style:text-properties style:text-position="33% 58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style:style style:name="T3" style:family="text">
      <style:text-properties style:text-position="33% 58%" style:font-name="Liberation Sans3" fo:font-size="36pt" style:font-name-asian="Liberation Sans3" style:font-size-asian="36pt" style:font-name-complex="Liberation Sans3" style:font-size-complex="36pt"/>
    </style:style>
    <style:style style:name="T4" style:family="text">
      <style:text-properties style:text-position="0% 100%" fo:font-size="36pt" style:font-size-asian="36pt" style:font-size-complex="36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="Liberation Sans3"/>
    </style:style>
    <style:style style:name="T8" style:family="text">
      <style:text-properties style:text-position="33% 58%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" fo:font-weight="bold" style:font-name-asian="Liberation Sans3" style:font-weight-asian="bold" style:font-name-complex="Liberation Sans3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/>
    </style:style>
    <style:style style:name="T15" style:family="text">
      <style:text-properties fo:color="#ff0000" style:text-position="-33% 58%"/>
    </style:style>
    <style:style style:name="T16" style:family="text">
      <style:text-properties fo:color="#ff0000" style:text-position="0% 100%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.349cm" svg:y1="9.79cm" svg:x2="26.647cm" svg:y2="9.79cm">
          <text:p/>
        </draw:line>
        <draw:line draw:style-name="gr2" draw:text-style-name="P1" draw:layer="layout" svg:x1="5.212cm" svg:y1="8.99cm" svg:x2="5.212cm" svg:y2="10.565cm">
          <text:p/>
        </draw:line>
        <draw:line draw:style-name="gr3" draw:text-style-name="P1" draw:layer="layout" svg:x1="13.812cm" svg:y1="8.991cm" svg:x2="13.812cm" svg:y2="10.566cm">
          <text:p/>
        </draw:line>
        <draw:line draw:style-name="gr2" draw:text-style-name="P1" draw:layer="layout" svg:x1="22.712cm" svg:y1="8.992cm" svg:x2="22.712cm" svg:y2="10.567cm">
          <text:p/>
        </draw:line>
        <draw:frame draw:style-name="gr4" draw:text-style-name="P2" draw:layer="layout" svg:width="1.81cm" svg:height="0.962cm" svg:x="13.071cm" svg:y="7.223cm">
          <draw:text-box>
            <text:p>s / N</text:p>
          </draw:text-box>
        </draw:frame>
        <draw:frame draw:style-name="gr5" draw:text-style-name="P2" draw:layer="layout" svg:width="3.152cm" svg:height="0.962cm" svg:x="4.371cm" svg:y="7.223cm">
          <draw:text-box>
            <text:p>(s - 1) / N</text:p>
          </draw:text-box>
        </draw:frame>
        <draw:frame draw:style-name="gr6" draw:text-style-name="P2" draw:layer="layout" svg:width="3.313cm" svg:height="0.962cm" svg:x="21.371cm" svg:y="7.223cm">
          <draw:text-box>
            <text:p>(s + 1) / N</text:p>
          </draw:text-box>
        </draw:frame>
        <draw:line draw:style-name="gr7" draw:text-style-name="P1" draw:layer="layout" svg:x1="9.345cm" svg:y1="7.937cm" svg:x2="9.345cm" svg:y2="11.569cm">
          <text:p/>
        </draw:line>
        <draw:line draw:style-name="gr7" draw:text-style-name="P1" draw:layer="layout" svg:x1="18.545cm" svg:y1="7.937cm" svg:x2="18.545cm" svg:y2="11.569cm">
          <text:p/>
        </draw:line>
        <draw:custom-shape draw:style-name="gr8" draw:text-style-name="P1" draw:layer="layout" svg:width="1.202cm" svg:height="9.185cm" draw:transform="rotate (-1.5707963267949) translate (18.521cm 12.4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13.229cm" svg:height="5.939cm" svg:x="7.505cm" svg:y="14.552cm">
          <draw:text-box>
            <text:list text:style-name="L1">
              <text:list-item>
                <text:p>We know that d / r must be in this range of width 1 / N around the known s / N</text:p>
              </text:list-item>
              <text:list-item>
                <text:p>We also know that no other fraction with denominator at most M can be in this area</text:p>
              </text:list-item>
              <text:list-item>
                <text:p>Thus we can find d / r by looking for the only fraction with denominator less than M in this area</text:p>
              </text:list-item>
            </text:list>
          </draw:text-box>
        </draw:frame>
        <draw:line draw:style-name="gr10" draw:text-style-name="P1" draw:layer="layout" svg:x1="10.512cm" svg:y1="8.991cm" svg:x2="10.512cm" svg:y2="10.566cm">
          <text:p/>
        </draw:line>
        <draw:line draw:style-name="gr11" draw:text-style-name="P1" draw:layer="layout" svg:x1="8.226cm" svg:y1="3.728cm" svg:x2="10.415cm" svg:y2="8.058cm">
          <text:p/>
        </draw:line>
        <draw:frame draw:style-name="gr12" draw:text-style-name="P2" draw:layer="layout" svg:width="7.432cm" svg:height="1.673cm" svg:x="4.474cm" svg:y="1.54cm">
          <draw:text-box>
            <text:p>This is the fraction d / r we are looking for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17.678cm" svg:height="17.678cm" svg:x="5.662cm" svg:y="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721cm" svg:y1="10.544cm" svg:x2="23.289cm" svg:y2="10.65cm">
          <text:p/>
        </draw:line>
        <draw:line draw:style-name="gr7" draw:text-style-name="P1" draw:layer="layout" svg:x1="14.537cm" svg:y1="1.728cm" svg:x2="14.511cm" svg:y2="19.27cm">
          <text:p/>
        </draw:line>
        <draw:custom-shape draw:style-name="gr15" draw:text-style-name="P4" draw:layer="layout" svg:width="0.508cm" svg:height="0.508cm" svg:x="7.567cm" svg:y="4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32cm" svg:y1="4.709cm" svg:x2="23.231cm" svg:y2="10.61cm">
          <text:p/>
        </draw:line>
        <draw:frame draw:style-name="gr12" draw:text-style-name="P2" draw:layer="layout" svg:width="3.175cm" svg:height="1.673cm" svg:x="4.445cm" svg:y="3.466cm">
          <draw:text-box>
            <text:p><text:span text:style-name="T1">e</text:span><text:span text:style-name="T2">i</text:span><text:span text:style-name="T3">Φ</text:span></text:p>
          </draw:text-box>
        </draw:frame>
        <draw:frame draw:style-name="gr12" draw:text-style-name="P5" draw:layer="layout" svg:width="3.175cm" svg:height="1.673cm" svg:x="24.342cm" svg:y="10.056cm">
          <draw:text-box>
            <text:p><text:span text:style-name="T4">1</text:span></text:p>
          </draw:text-box>
        </draw:frame>
        <draw:line draw:style-name="gr7" draw:text-style-name="P1" draw:layer="layout" svg:x1="17.145cm" svg:y1="6.694cm" svg:x2="21.67cm" svg:y2="2.725cm">
          <text:p/>
        </draw:line>
        <draw:frame draw:style-name="gr16" draw:text-style-name="P2" draw:layer="layout" svg:width="4.788cm" svg:height="3.095cm" svg:x="21.3cm" svg:y="0.716cm">
          <draw:text-box>
            <text:p><text:span text:style-name="T1">1 - e</text:span><text:span text:style-name="T2">i</text:span><text:span text:style-name="T3">Φ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7" draw:text-style-name="P1" draw:layer="layout" svg:x1="5.985cm" svg:y1="3.343cm" svg:x2="24.891cm" svg:y2="3.342cm">
          <text:p/>
        </draw:line>
        <draw:line draw:style-name="gr7" draw:text-style-name="P1" draw:layer="layout" svg:x1="5.985cm" svg:y1="10.043cm" svg:x2="24.891cm" svg:y2="10.042cm">
          <text:p/>
        </draw:line>
        <draw:line draw:style-name="gr7" draw:text-style-name="P1" draw:layer="layout" svg:x1="5.985cm" svg:y1="12.243cm" svg:x2="24.891cm" svg:y2="12.242cm">
          <text:p/>
        </draw:line>
        <draw:frame draw:style-name="gr17" draw:text-style-name="P2" draw:layer="layout" svg:width="0.987cm" svg:height="2.384cm" svg:x="7.538cm" svg:y="4.085cm">
          <draw:text-box>
            <text:p>.</text:p>
            <text:p>.</text:p>
            <text:p>.</text:p>
          </draw:text-box>
        </draw:frame>
        <draw:line draw:style-name="gr7" draw:text-style-name="P1" draw:layer="layout" svg:x1="5.985cm" svg:y1="15.643cm" svg:x2="24.891cm" svg:y2="15.642cm">
          <text:p/>
        </draw:line>
        <draw:frame draw:style-name="gr18" draw:text-style-name="P2" draw:layer="layout" svg:width="2.14cm" svg:height="0.962cm" svg:x="3.15cm" svg:y="15.21cm">
          <draw:text-box>
            <text:p>|<text:span text:style-name="T5">Ψ</text:span><text:span text:style-name="T6">&gt;</text:span></text:p>
          </draw:text-box>
        </draw:frame>
        <draw:frame draw:style-name="gr18" draw:text-style-name="P2" draw:layer="layout" svg:width="2.14cm" svg:height="0.962cm" svg:x="3.078cm" svg:y="11.8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3.078cm" svg:y="9.6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3.078cm" svg:y="2.921cm">
          <draw:text-box>
            <text:p>|<text:span text:style-name="T7">0</text:span><text:span text:style-name="T6">&gt;</text:span></text:p>
          </draw:text-box>
        </draw:frame>
        <draw:custom-shape draw:style-name="gr19" draw:text-style-name="P1" draw:layer="layout" svg:width="0.53cm" svg:height="9.332cm" svg:x="2.429cm" svg:y="3.1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6.408cm" svg:height="1.673cm" draw:transform="rotate (1.5707963267949) translate (0.968cm 10.064cm)">
          <draw:text-box>
            <text:p>m ancillary qubits</text:p>
          </draw:text-box>
        </draw:frame>
        <draw:custom-shape draw:style-name="gr20" draw:text-style-name="P7" draw:layer="layout" svg:width="1.611cm" svg:height="1.707cm" svg:x="7.192cm" svg:y="2.5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7.192cm" svg:y="9.2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7.192cm" svg:y="11.3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9.992cm" svg:y="14.774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13.086cm" svg:y="14.774cm">
          <text:p text:style-name="P6">U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16.086cm" svg:y="14.774cm">
          <text:p text:style-name="P6">U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21.686cm" svg:y="14.774cm">
          <text:p text:style-name="P6">U<text:span text:style-name="T8">2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264cm" svg:height="1.673cm" svg:x="22.545cm" svg:y="15.034cm">
          <draw:text-box>
            <text:p><text:span text:style-name="T9">m-1</text:span></text:p>
          </draw:text-box>
        </draw:frame>
        <draw:frame draw:style-name="gr18" draw:text-style-name="P2" draw:layer="layout" svg:width="2.963cm" svg:height="0.962cm" svg:x="18.787cm" svg:y="14.631cm">
          <draw:text-box>
            <text:p>. . .</text:p>
          </draw:text-box>
        </draw:frame>
        <draw:custom-shape draw:style-name="gr21" draw:text-style-name="P4" draw:layer="layout" svg:width="0.305cm" svg:height="0.305cm" svg:x="22.27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46cm" svg:y1="14.772cm" svg:x2="22.46cm" svg:y2="3.351cm">
          <text:p/>
        </draw:line>
        <draw:line draw:style-name="gr7" draw:text-style-name="P1" draw:layer="layout" svg:x1="13.859cm" svg:y1="14.773cm" svg:x2="13.859cm" svg:y2="10.054cm">
          <text:p/>
        </draw:line>
        <draw:line draw:style-name="gr7" draw:text-style-name="P1" draw:layer="layout" svg:x1="5.986cm" svg:y1="7.943cm" svg:x2="24.892cm" svg:y2="7.942cm">
          <text:p/>
        </draw:line>
        <draw:frame draw:style-name="gr18" draw:text-style-name="P2" draw:layer="layout" svg:width="2.14cm" svg:height="0.962cm" svg:x="3.079cm" svg:y="7.521cm">
          <draw:text-box>
            <text:p>|<text:span text:style-name="T7">0</text:span><text:span text:style-name="T6">&gt;</text:span></text:p>
          </draw:text-box>
        </draw:frame>
        <draw:custom-shape draw:style-name="gr20" draw:text-style-name="P7" draw:layer="layout" svg:width="1.611cm" svg:height="1.707cm" svg:x="7.193cm" svg:y="7.174cm">
          <text:p text:style-name="P6">H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871cm" svg:y1="14.773cm" svg:x2="16.872cm" svg:y2="7.937cm">
          <text:p/>
        </draw:line>
        <draw:line draw:style-name="gr7" draw:text-style-name="P1" draw:layer="layout" svg:x1="10.748cm" svg:y1="14.774cm" svg:x2="10.748cm" svg:y2="12.215cm">
          <text:p/>
        </draw:line>
        <draw:custom-shape draw:style-name="gr21" draw:text-style-name="P4" draw:layer="layout" svg:width="0.305cm" svg:height="0.305cm" svg:x="16.67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13.675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10.575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.799cm" svg:y1="19.579cm" svg:x2="1.8cm" svg:y2="1.005cm">
          <text:p/>
        </draw:line>
        <draw:line draw:style-name="gr1" draw:text-style-name="P1" draw:layer="layout" svg:x1="1.801cm" svg:y1="19.579cm" svg:x2="26.776cm" svg:y2="19.579cm">
          <text:p/>
        </draw:line>
        <draw:path draw:style-name="gr2" draw:text-style-name="P1" draw:layer="layout" svg:width="16.701cm" svg:height="3.866cm" draw:transform="skewX (-0.197920337176157) rotate (-1.01909775023949) translate (11.6721549742354cm 0.57239105312311cm)" svg:viewBox="0 0 16702 3867" svg:d="M0 3867c7021 0 16702-3867 16702-3867">
          <text:p/>
        </draw:path>
        <draw:line draw:style-name="gr22" draw:text-style-name="P1" draw:layer="layout" svg:x1="12.875cm" svg:y1="8.413cm" svg:x2="12.875cm" svg:y2="19.563cm">
          <text:p/>
        </draw:line>
        <draw:frame draw:style-name="gr18" draw:text-style-name="P2" draw:layer="layout" svg:width="1.799cm" svg:height="0.962cm" svg:x="10.441cm" svg:y="19.612cm">
          <draw:text-box>
            <text:p>x</text:p>
          </draw:text-box>
        </draw:frame>
        <draw:line draw:style-name="gr2" draw:text-style-name="P1" draw:layer="layout" svg:x1="12.912cm" svg:y1="8.413cm" svg:x2="10.875cm" svg:y2="8.413cm">
          <text:p/>
        </draw:line>
        <draw:line draw:style-name="gr7" draw:text-style-name="P1" draw:layer="layout" svg:x1="10.841cm" svg:y1="19.579cm" svg:x2="10.842cm" svg:y2="6.165cm">
          <text:p/>
        </draw:line>
        <draw:frame draw:style-name="gr18" draw:text-style-name="P2" draw:layer="layout" svg:width="1.799cm" svg:height="0.962cm" svg:x="12.323cm" svg:y="19.654cm">
          <draw:text-box>
            <text:p>x+1</text:p>
          </draw:text-box>
        </draw:frame>
        <draw:frame draw:style-name="gr18" draw:text-style-name="P2" draw:layer="layout" svg:width="3.028cm" svg:height="0.962cm" svg:x="7.57cm" svg:y="7.562cm">
          <draw:text-box>
            <text:p>x<text:span text:style-name="T8">2</text:span></text:p>
          </draw:text-box>
        </draw:frame>
        <draw:frame draw:style-name="gr23" draw:text-style-name="P2" draw:layer="layout" svg:width="3.028cm" svg:height="0.968cm" svg:x="15.173cm" svg:y="5.917cm">
          <draw:text-box>
            <text:p>(x+1)<text:span text:style-name="T8">2</text:span></text:p>
          </draw:text-box>
        </draw:frame>
        <draw:line draw:style-name="gr2" draw:text-style-name="P1" draw:layer="layout" svg:x1="15.191cm" svg:y1="5.905cm" svg:x2="16.837cm" svg:y2="5.905cm">
          <text:p/>
        </draw:line>
        <draw:frame draw:style-name="gr18" draw:text-style-name="P2" draw:layer="layout" svg:width="1.264cm" svg:height="0.962cm" svg:x="15.595cm" svg:y="4.955cm">
          <draw:text-box>
            <text:p>1</text:p>
          </draw:text-box>
        </draw:frame>
        <draw:line draw:style-name="gr2" draw:text-style-name="P1" draw:layer="layout" svg:x1="7.09cm" svg:y1="7.533cm" svg:x2="8.736cm" svg:y2="7.533cm">
          <text:p/>
        </draw:line>
        <draw:frame draw:style-name="gr18" draw:text-style-name="P2" draw:layer="layout" svg:width="1.264cm" svg:height="0.962cm" svg:x="7.494cm" svg:y="6.583cm">
          <draw:text-box>
            <text:p>1</text:p>
          </draw:text-box>
        </draw:frame>
        <draw:line draw:style-name="gr11" draw:text-style-name="P1" draw:layer="layout" svg:x1="9.287cm" svg:y1="7.356cm" svg:x2="10.511cm" svg:y2="6.302cm">
          <text:p/>
        </draw:line>
        <draw:line draw:style-name="gr11" draw:text-style-name="P1" draw:layer="layout" svg:x1="15.129cm" svg:y1="7.12cm" svg:x2="13.494cm" svg:y2="8.37cm">
          <text:p/>
        </draw:line>
        <draw:line draw:style-name="gr2" draw:text-style-name="P1" draw:layer="layout" svg:x1="10.813cm" svg:y1="6.213cm" svg:x2="8.776cm" svg:y2="6.213cm">
          <text:p/>
        </draw:line>
        <draw:line draw:style-name="gr2" draw:text-style-name="P1" draw:layer="layout" svg:x1="14.913cm" svg:y1="10.313cm" svg:x2="12.876cm" svg:y2="10.313cm">
          <text:p/>
        </draw:lin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8" draw:text-style-name="P8" draw:layer="layout" svg:width="8.779cm" svg:height="0.962cm" svg:x="1.034cm" svg:y="0.987cm">
          <draw:text-box>
            <text:p><text:span text:style-name="T10">Case </text:span><text:span text:style-name="T11">δ</text:span><text:span text:style-name="T12"> &gt; 0:</text:span></text:p>
          </draw:text-box>
        </draw:frame>
        <draw:line draw:style-name="gr7" draw:text-style-name="P1" draw:layer="layout" svg:x1="3.367cm" svg:y1="5.989cm" svg:x2="24.149cm" svg:y2="5.991cm">
          <text:p/>
        </draw:line>
        <draw:line draw:style-name="gr2" draw:text-style-name="P1" draw:layer="layout" svg:x1="11.383cm" svg:y1="5.529cm" svg:x2="11.383cm" svg:y2="6.371cm">
          <text:p/>
        </draw:line>
        <draw:line draw:style-name="gr2" draw:text-style-name="P1" draw:layer="layout" svg:x1="9.637cm" svg:y1="5.529cm" svg:x2="9.637cm" svg:y2="6.371cm">
          <text:p/>
        </draw:line>
        <draw:line draw:style-name="gr2" draw:text-style-name="P1" draw:layer="layout" svg:x1="7.892cm" svg:y1="5.529cm" svg:x2="7.892cm" svg:y2="6.371cm">
          <text:p/>
        </draw:line>
        <draw:line draw:style-name="gr2" draw:text-style-name="P1" draw:layer="layout" svg:x1="6.146cm" svg:y1="5.529cm" svg:x2="6.146cm" svg:y2="6.371cm">
          <text:p/>
        </draw:line>
        <draw:line draw:style-name="gr2" draw:text-style-name="P1" draw:layer="layout" svg:x1="4.401cm" svg:y1="5.529cm" svg:x2="4.401cm" svg:y2="6.371cm">
          <text:p/>
        </draw:line>
        <draw:line draw:style-name="gr24" draw:text-style-name="P1" draw:layer="layout" svg:x1="13.128cm" svg:y1="5.529cm" svg:x2="13.128cm" svg:y2="6.371cm">
          <text:p/>
        </draw:line>
        <draw:line draw:style-name="gr2" draw:text-style-name="P1" draw:layer="layout" svg:x1="14.874cm" svg:y1="5.529cm" svg:x2="14.874cm" svg:y2="6.371cm">
          <text:p/>
        </draw:line>
        <draw:line draw:style-name="gr2" draw:text-style-name="P1" draw:layer="layout" svg:x1="16.619cm" svg:y1="5.529cm" svg:x2="16.619cm" svg:y2="6.371cm">
          <text:p/>
        </draw:line>
        <draw:line draw:style-name="gr2" draw:text-style-name="P1" draw:layer="layout" svg:x1="18.365cm" svg:y1="5.529cm" svg:x2="18.365cm" svg:y2="6.371cm">
          <text:p/>
        </draw:line>
        <draw:line draw:style-name="gr2" draw:text-style-name="P1" draw:layer="layout" svg:x1="20.11cm" svg:y1="5.529cm" svg:x2="20.11cm" svg:y2="6.371cm">
          <text:p/>
        </draw:line>
        <draw:line draw:style-name="gr2" draw:text-style-name="P1" draw:layer="layout" svg:x1="21.856cm" svg:y1="5.529cm" svg:x2="21.856cm" svg:y2="6.371cm">
          <text:p/>
        </draw:line>
        <draw:line draw:style-name="gr2" draw:text-style-name="P1" draw:layer="layout" svg:x1="23.601cm" svg:y1="5.529cm" svg:x2="23.601cm" svg:y2="6.371cm">
          <text:p/>
        </draw:line>
        <draw:line draw:style-name="gr25" draw:text-style-name="P6" draw:layer="layout" svg:x1="13.013cm" svg:y1="5.052cm" svg:x2="11.786cm" svg:y2="1.944cm">
          <text:p/>
        </draw:line>
        <draw:frame draw:style-name="gr18" draw:text-style-name="P2" draw:layer="layout" svg:width="1.997cm" svg:height="0.962cm" svg:x="11.016cm" svg:y="0.741cm">
          <draw:text-box>
            <text:p>t / N</text:p>
          </draw:text-box>
        </draw:frame>
        <draw:frame draw:style-name="gr18" draw:text-style-name="P2" draw:layer="layout" svg:width="1.059cm" svg:height="0.962cm" svg:x="13.341cm" svg:y="5.485cm">
          <draw:text-box>
            <text:p>X</text:p>
          </draw:text-box>
        </draw:frame>
        <draw:line draw:style-name="gr25" draw:text-style-name="P6" draw:layer="layout" svg:x1="14.119cm" svg:y1="4.739cm" svg:x2="15.923cm" svg:y2="1.439cm">
          <text:p/>
        </draw:line>
        <draw:frame draw:style-name="gr18" draw:text-style-name="P2" draw:layer="layout" svg:width="2.694cm" svg:height="0.962cm" svg:x="15.995cm" svg:y="0.77cm">
          <draw:text-box>
            <text:p><text:span text:style-name="T5">Φ</text:span></text:p>
          </draw:text-box>
        </draw:frame>
        <draw:frame draw:style-name="gr26" draw:text-style-name="P2" draw:layer="layout" svg:width="1.324cm" svg:height="0.725cm" svg:x="12.579cm" svg:y="6.952cm">
          <draw:text-box>
            <text:p><text:span text:style-name="T13">l=0</text:span></text:p>
          </draw:text-box>
        </draw:frame>
        <draw:frame draw:style-name="gr26" draw:text-style-name="P2" draw:layer="layout" svg:width="1.324cm" svg:height="0.725cm" svg:x="10.879cm" svg:y="6.953cm">
          <draw:text-box>
            <text:p><text:span text:style-name="T13">l=1</text:span></text:p>
          </draw:text-box>
        </draw:frame>
        <draw:frame draw:style-name="gr26" draw:text-style-name="P2" draw:layer="layout" svg:width="1.324cm" svg:height="0.725cm" svg:x="9.079cm" svg:y="6.954cm">
          <draw:text-box>
            <text:p><text:span text:style-name="T13">l=2</text:span></text:p>
          </draw:text-box>
        </draw:frame>
        <draw:custom-shape draw:style-name="gr27" draw:text-style-name="P1" draw:layer="layout" svg:width="0.649cm" svg:height="5.288cm" draw:transform="rotate (-1.5707963267949) translate (13.753cm 7.87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" draw:layer="layout" svg:width="2.814cm" svg:height="1.199cm" svg:x="9.597cm" svg:y="8.684cm">
          <draw:text-box>
            <text:p><text:span text:style-name="T13">error band d=3</text:span></text:p>
          </draw:text-box>
        </draw:frame>
        <draw:custom-shape draw:style-name="gr27" draw:text-style-name="P1" draw:layer="layout" svg:width="0.649cm" svg:height="5.288cm" draw:transform="rotate (-1.5707963267949) translate (19.153cm 7.87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8" draw:layer="layout" svg:width="8.779cm" svg:height="0.962cm" svg:x="1.035cm" svg:y="11.187cm">
          <draw:text-box>
            <text:p><text:span text:style-name="T10">Case </text:span><text:span text:style-name="T11">δ</text:span><text:span text:style-name="T12"> &lt; 0:</text:span></text:p>
          </draw:text-box>
        </draw:frame>
        <draw:line draw:style-name="gr7" draw:text-style-name="P1" draw:layer="layout" svg:x1="3.368cm" svg:y1="16.189cm" svg:x2="24.15cm" svg:y2="16.191cm">
          <text:p/>
        </draw:line>
        <draw:line draw:style-name="gr2" draw:text-style-name="P1" draw:layer="layout" svg:x1="11.384cm" svg:y1="15.729cm" svg:x2="11.384cm" svg:y2="16.571cm">
          <text:p/>
        </draw:line>
        <draw:line draw:style-name="gr2" draw:text-style-name="P1" draw:layer="layout" svg:x1="9.638cm" svg:y1="15.729cm" svg:x2="9.638cm" svg:y2="16.571cm">
          <text:p/>
        </draw:line>
        <draw:line draw:style-name="gr2" draw:text-style-name="P1" draw:layer="layout" svg:x1="7.893cm" svg:y1="15.729cm" svg:x2="7.893cm" svg:y2="16.571cm">
          <text:p/>
        </draw:line>
        <draw:line draw:style-name="gr2" draw:text-style-name="P1" draw:layer="layout" svg:x1="6.147cm" svg:y1="15.729cm" svg:x2="6.147cm" svg:y2="16.571cm">
          <text:p/>
        </draw:line>
        <draw:line draw:style-name="gr2" draw:text-style-name="P1" draw:layer="layout" svg:x1="4.402cm" svg:y1="15.729cm" svg:x2="4.402cm" svg:y2="16.571cm">
          <text:p/>
        </draw:line>
        <draw:line draw:style-name="gr24" draw:text-style-name="P1" draw:layer="layout" svg:x1="13.129cm" svg:y1="15.729cm" svg:x2="13.129cm" svg:y2="16.571cm">
          <text:p/>
        </draw:line>
        <draw:line draw:style-name="gr2" draw:text-style-name="P1" draw:layer="layout" svg:x1="14.875cm" svg:y1="15.729cm" svg:x2="14.875cm" svg:y2="16.571cm">
          <text:p/>
        </draw:line>
        <draw:line draw:style-name="gr2" draw:text-style-name="P1" draw:layer="layout" svg:x1="16.62cm" svg:y1="15.729cm" svg:x2="16.62cm" svg:y2="16.571cm">
          <text:p/>
        </draw:line>
        <draw:line draw:style-name="gr2" draw:text-style-name="P1" draw:layer="layout" svg:x1="18.366cm" svg:y1="15.729cm" svg:x2="18.366cm" svg:y2="16.571cm">
          <text:p/>
        </draw:line>
        <draw:line draw:style-name="gr2" draw:text-style-name="P1" draw:layer="layout" svg:x1="20.111cm" svg:y1="15.729cm" svg:x2="20.111cm" svg:y2="16.571cm">
          <text:p/>
        </draw:line>
        <draw:line draw:style-name="gr2" draw:text-style-name="P1" draw:layer="layout" svg:x1="21.857cm" svg:y1="15.729cm" svg:x2="21.857cm" svg:y2="16.571cm">
          <text:p/>
        </draw:line>
        <draw:line draw:style-name="gr2" draw:text-style-name="P1" draw:layer="layout" svg:x1="23.602cm" svg:y1="15.729cm" svg:x2="23.602cm" svg:y2="16.571cm">
          <text:p/>
        </draw:line>
        <draw:line draw:style-name="gr25" draw:text-style-name="P6" draw:layer="layout" svg:x1="12.514cm" svg:y1="15.252cm" svg:x2="11.287cm" svg:y2="12.144cm">
          <text:p/>
        </draw:line>
        <draw:frame draw:style-name="gr18" draw:text-style-name="P2" draw:layer="layout" svg:width="1.997cm" svg:height="0.962cm" svg:x="14.938cm" svg:y="10.727cm">
          <draw:text-box>
            <text:p>t / N</text:p>
          </draw:text-box>
        </draw:frame>
        <draw:frame draw:style-name="gr18" draw:text-style-name="P2" draw:layer="layout" svg:width="1.059cm" svg:height="0.962cm" svg:x="12.142cm" svg:y="15.685cm">
          <draw:text-box>
            <text:p>X</text:p>
          </draw:text-box>
        </draw:frame>
        <draw:line draw:style-name="gr25" draw:text-style-name="P6" draw:layer="layout" svg:x1="13.519cm" svg:y1="15.203cm" svg:x2="15.323cm" svg:y2="11.903cm">
          <text:p/>
        </draw:line>
        <draw:frame draw:style-name="gr18" draw:text-style-name="P2" draw:layer="layout" svg:width="2.694cm" svg:height="0.962cm" svg:x="10.704cm" svg:y="11.259cm">
          <draw:text-box>
            <text:p><text:span text:style-name="T5">Φ</text:span></text:p>
          </draw:text-box>
        </draw:frame>
        <draw:frame draw:style-name="gr26" draw:text-style-name="P2" draw:layer="layout" svg:width="1.324cm" svg:height="0.725cm" svg:x="12.58cm" svg:y="17.152cm">
          <draw:text-box>
            <text:p><text:span text:style-name="T13">l=0</text:span></text:p>
          </draw:text-box>
        </draw:frame>
        <draw:frame draw:style-name="gr26" draw:text-style-name="P2" draw:layer="layout" svg:width="1.324cm" svg:height="0.725cm" svg:x="10.88cm" svg:y="17.153cm">
          <draw:text-box>
            <text:p><text:span text:style-name="T13">l=1</text:span></text:p>
          </draw:text-box>
        </draw:frame>
        <draw:frame draw:style-name="gr26" draw:text-style-name="P2" draw:layer="layout" svg:width="1.324cm" svg:height="0.725cm" svg:x="9.08cm" svg:y="17.154cm">
          <draw:text-box>
            <text:p><text:span text:style-name="T13">l=2</text:span></text:p>
          </draw:text-box>
        </draw:frame>
        <draw:custom-shape draw:style-name="gr27" draw:text-style-name="P1" draw:layer="layout" svg:width="0.649cm" svg:height="5.288cm" draw:transform="rotate (-1.5707963267949) translate (12.554cm 18.07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" draw:layer="layout" svg:width="2.814cm" svg:height="1.199cm" svg:x="8.998cm" svg:y="18.884cm">
          <draw:text-box>
            <text:p><text:span text:style-name="T13">error band d=3</text:span></text:p>
          </draw:text-box>
        </draw:frame>
        <draw:custom-shape draw:style-name="gr27" draw:text-style-name="P1" draw:layer="layout" svg:width="0.649cm" svg:height="5.288cm" draw:transform="rotate (-1.5707963267949) translate (17.854cm 18.07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" draw:layer="layout" svg:width="1.324cm" svg:height="0.725cm" svg:x="14.279cm" svg:y="6.953cm">
          <draw:text-box>
            <text:p><text:span text:style-name="T13">l=-1</text:span></text:p>
          </draw:text-box>
        </draw:frame>
        <draw:frame draw:style-name="gr26" draw:text-style-name="P2" draw:layer="layout" svg:width="1.324cm" svg:height="0.725cm" svg:x="15.979cm" svg:y="6.954cm">
          <draw:text-box>
            <text:p><text:span text:style-name="T13">l=-2</text:span></text:p>
          </draw:text-box>
        </draw:frame>
        <draw:frame draw:style-name="gr26" draw:text-style-name="P2" draw:layer="layout" svg:width="1.324cm" svg:height="0.725cm" svg:x="17.679cm" svg:y="6.955cm">
          <draw:text-box>
            <text:p><text:span text:style-name="T13">l=-3</text:span></text:p>
          </draw:text-box>
        </draw:frame>
        <draw:frame draw:style-name="gr26" draw:text-style-name="P2" draw:layer="layout" svg:width="1.324cm" svg:height="0.725cm" svg:x="19.479cm" svg:y="6.956cm">
          <draw:text-box>
            <text:p><text:span text:style-name="T13">l=-4</text:span></text:p>
          </draw:text-box>
        </draw:frame>
        <draw:frame draw:style-name="gr26" draw:text-style-name="P2" draw:layer="layout" svg:width="1.324cm" svg:height="0.725cm" svg:x="14.279cm" svg:y="17.153cm">
          <draw:text-box>
            <text:p><text:span text:style-name="T13">l=-1</text:span></text:p>
          </draw:text-box>
        </draw:frame>
        <draw:frame draw:style-name="gr26" draw:text-style-name="P2" draw:layer="layout" svg:width="1.324cm" svg:height="0.725cm" svg:x="15.979cm" svg:y="17.154cm">
          <draw:text-box>
            <text:p><text:span text:style-name="T13">l=-2</text:span></text:p>
          </draw:text-box>
        </draw:frame>
        <draw:frame draw:style-name="gr26" draw:text-style-name="P2" draw:layer="layout" svg:width="1.324cm" svg:height="0.725cm" svg:x="17.679cm" svg:y="17.155cm">
          <draw:text-box>
            <text:p><text:span text:style-name="T13">l=-3</text:span></text:p>
          </draw:text-box>
        </draw:frame>
        <draw:frame draw:style-name="gr26" draw:text-style-name="P2" draw:layer="layout" svg:width="1.324cm" svg:height="0.725cm" svg:x="19.479cm" svg:y="17.156cm">
          <draw:text-box>
            <text:p><text:span text:style-name="T13">l=-4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49cm" svg:y1="18.852cm" svg:x2="2.051cm" svg:y2="1.257cm">
          <text:p/>
        </draw:line>
        <draw:line draw:style-name="gr1" draw:text-style-name="P1" draw:layer="layout" svg:x1="2.017cm" svg:y1="18.819cm" svg:x2="26.958cm" svg:y2="18.844cm">
          <text:p/>
        </draw:line>
        <draw:frame draw:style-name="gr18" draw:text-style-name="P2" draw:layer="layout" svg:width="3.374cm" svg:height="0.962cm" svg:x="23.845cm" svg:y="19.447cm">
          <draw:text-box>
            <text:p>s</text:p>
          </draw:text-box>
        </draw:frame>
        <draw:frame draw:style-name="gr18" draw:text-style-name="P2" draw:layer="layout" svg:width="3.109cm" svg:height="0.962cm" svg:x="2.711cm" svg:y="0.43cm">
          <draw:text-box>
            <text:p>j</text:p>
          </draw:text-box>
        </draw:frame>
        <draw:line draw:style-name="gr7" draw:text-style-name="P1" draw:layer="layout" svg:x1="2.083cm" svg:y1="12.022cm" svg:x2="25.763cm" svg:y2="12.022cm">
          <text:p/>
        </draw:line>
        <draw:line draw:style-name="gr29" draw:text-style-name="P1" draw:layer="layout" svg:x1="2.083cm" svg:y1="9.223cm" svg:x2="25.763cm" svg:y2="9.223cm">
          <text:p/>
        </draw:line>
        <draw:line draw:style-name="gr7" draw:text-style-name="P1" draw:layer="layout" svg:x1="2.083cm" svg:y1="6.424cm" svg:x2="25.763cm" svg:y2="6.424cm">
          <text:p/>
        </draw:line>
        <draw:line draw:style-name="gr7" draw:text-style-name="P1" draw:layer="layout" svg:x1="2.083cm" svg:y1="3.525cm" svg:x2="25.763cm" svg:y2="3.525cm">
          <text:p/>
        </draw:line>
        <draw:path draw:style-name="gr2" draw:text-style-name="P1" draw:layer="layout" svg:width="1.375cm" svg:height="1.068cm" draw:transform="skewX (-0.146956723017923) rotate (-2.31186312719169) translate (5.66570716866598cm 11.7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6.14282370231811cm 12.2030586937765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3) rotate (-2.31186312719169) translate (10.965707168666cm 9.0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1.4428237023181cm 9.50305869377653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3) rotate (-2.31186312719169) translate (16.365707168666cm 6.1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6.8428237023181cm 6.60305869377653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2) rotate (-2.31186312719169) translate (21.665707168666cm 3.2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22.1428237023181cm 3.70305869377653cm)" svg:viewBox="0 0 1375 1069" svg:d="M0 1069c1079 0 1375-1069 1375-1069">
          <text:p/>
        </draw:path>
        <draw:frame draw:style-name="gr30" draw:text-style-name="P2" draw:layer="layout" svg:width="1.455cm" svg:height="1.095cm" svg:x="16.205cm" svg:y="5.953cm">
          <draw:text-box>
            <text:p>X</text:p>
          </draw:text-box>
        </draw:frame>
        <draw:frame draw:style-name="gr30" draw:text-style-name="P2" draw:layer="layout" svg:width="1.455cm" svg:height="1.095cm" svg:x="21.406cm" svg:y="3.054cm">
          <draw:text-box>
            <text:p>X</text:p>
          </draw:text-box>
        </draw:frame>
        <draw:frame draw:style-name="gr30" draw:text-style-name="P9" draw:layer="layout" svg:width="1.455cm" svg:height="1.095cm" svg:x="10.807cm" svg:y="8.755cm">
          <draw:text-box>
            <text:p><text:span text:style-name="T14">X</text:span></text:p>
          </draw:text-box>
        </draw:frame>
        <draw:frame draw:style-name="gr30" draw:text-style-name="P2" draw:layer="layout" svg:width="1.455cm" svg:height="1.095cm" svg:x="5.508cm" svg:y="11.556cm">
          <draw:text-box>
            <text:p>X</text:p>
          </draw:text-box>
        </draw:frame>
        <draw:custom-shape draw:style-name="gr31" draw:text-style-name="P10" draw:layer="layout" svg:width="7.508cm" svg:height="1.819cm" svg:x="2.05cm" svg:y="8.3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2.716cm" svg:height="1.819cm" svg:x="12.85cm" svg:y="8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7.949cm" svg:height="1.819cm" svg:x="7.65cm" svg:y="11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.05cm" svg:y="11.1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2.899cm" svg:height="1.819cm" svg:x="2.05cm" svg:y="5.5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7.235cm" svg:height="1.819cm" svg:x="18.323cm" svg:y="5.5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3.448cm" svg:y="2.6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18.213cm" svg:height="1.819cm" svg:x="2.028cm" svg:y="2.634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.375cm" svg:height="1.068cm" draw:transform="skewX (-0.146956723017923) rotate (-2.31186312719169) translate (5.66570716866598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6.14282370231811cm 19.0030586937765cm)" svg:viewBox="0 0 1375 1069" svg:d="M0 1069c1079 0 1375-1069 1375-1069">
          <text:p/>
        </draw:path>
        <draw:frame draw:style-name="gr30" draw:text-style-name="P2" draw:layer="layout" svg:width="1.455cm" svg:height="1.095cm" svg:x="5.508cm" svg:y="18.356cm">
          <draw:text-box>
            <text:p>X</text:p>
          </draw:text-box>
        </draw:frame>
        <draw:path draw:style-name="gr2" draw:text-style-name="P1" draw:layer="layout" svg:width="1.375cm" svg:height="1.068cm" draw:transform="skewX (-0.146956723017923) rotate (-2.31186312719169) translate (10.9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1.4428237023181cm 19.0030586937765cm)" svg:viewBox="0 0 1375 1069" svg:d="M0 1069c1079 0 1375-1069 1375-1069">
          <text:p/>
        </draw:path>
        <draw:frame draw:style-name="gr30" draw:text-style-name="P9" draw:layer="layout" svg:width="1.455cm" svg:height="1.095cm" svg:x="10.807cm" svg:y="18.355cm">
          <draw:text-box>
            <text:p><text:span text:style-name="T14">X</text:span></text:p>
          </draw:text-box>
        </draw:frame>
        <draw:path draw:style-name="gr2" draw:text-style-name="P1" draw:layer="layout" svg:width="1.375cm" svg:height="1.068cm" draw:transform="skewX (-0.146956723017923) rotate (-2.31186312719169) translate (16.3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6.8428237023181cm 19.0030586937765cm)" svg:viewBox="0 0 1375 1069" svg:d="M0 1069c1079 0 1375-1069 1375-1069">
          <text:p/>
        </draw:path>
        <draw:frame draw:style-name="gr30" draw:text-style-name="P2" draw:layer="layout" svg:width="1.455cm" svg:height="1.095cm" svg:x="16.205cm" svg:y="18.353cm">
          <draw:text-box>
            <text:p>X</text:p>
          </draw:text-box>
        </draw:frame>
        <draw:path draw:style-name="gr2" draw:text-style-name="P1" draw:layer="layout" svg:width="1.375cm" svg:height="1.068cm" draw:transform="skewX (-0.146956723017923) rotate (-2.31186312719169) translate (21.6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22.1428237023181cm 19.0030586937765cm)" svg:viewBox="0 0 1375 1069" svg:d="M0 1069c1079 0 1375-1069 1375-1069">
          <text:p/>
        </draw:path>
        <draw:frame draw:style-name="gr30" draw:text-style-name="P2" draw:layer="layout" svg:width="1.455cm" svg:height="1.095cm" svg:x="21.406cm" svg:y="18.354cm">
          <draw:text-box>
            <text:p>X</text:p>
          </draw:text-box>
        </draw:frame>
        <draw:custom-shape draw:style-name="gr34" draw:text-style-name="P10" draw:layer="layout" svg:width="2.217cm" svg:height="1.819cm" svg:x="23.448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18.286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12.886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7.586cm" svg:y="17.9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.05cm" svg:y="17.9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146cm" svg:height="17.082cm" svg:x="2.0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7.5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12.8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18.288cm" svg:y="2.61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129cm" svg:height="17.082cm" svg:x="23.488cm" svg:y="2.617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376cm" svg:height="0.962cm" svg:x="2.46cm" svg:y="14.155cm">
          <draw:text-box>
            <text:p>A</text:p>
          </draw:text-box>
        </draw:frame>
        <draw:frame draw:style-name="gr18" draw:text-style-name="P2" draw:layer="layout" svg:width="1.376cm" svg:height="0.962cm" svg:x="8.16cm" svg:y="14.155cm">
          <draw:text-box>
            <text:p>B</text:p>
          </draw:text-box>
        </draw:frame>
        <draw:frame draw:style-name="gr18" draw:text-style-name="P2" draw:layer="layout" svg:width="1.376cm" svg:height="0.962cm" svg:x="13.26cm" svg:y="14.155cm">
          <draw:text-box>
            <text:p>C</text:p>
          </draw:text-box>
        </draw:frame>
        <draw:frame draw:style-name="gr18" draw:text-style-name="P2" draw:layer="layout" svg:width="1.376cm" svg:height="0.962cm" svg:x="18.76cm" svg:y="14.155cm">
          <draw:text-box>
            <text:p>D</text:p>
          </draw:text-box>
        </draw:frame>
        <draw:frame draw:style-name="gr18" draw:text-style-name="P2" draw:layer="layout" svg:width="1.376cm" svg:height="0.962cm" svg:x="23.96cm" svg:y="14.155cm">
          <draw:text-box>
            <text:p>E</text:p>
          </draw:text-box>
        </draw:frame>
        <draw:frame draw:style-name="gr42" draw:text-style-name="P9" draw:layer="layout" svg:width="1.905cm" svg:height="1.114cm" svg:x="10.477cm" svg:y="19.87cm">
          <draw:text-box>
            <text:p><text:span text:style-name="T14">s</text:span><text:span text:style-name="T15">0</text:span></text:p>
          </draw:text-box>
        </draw:frame>
        <draw:frame draw:style-name="gr42" draw:text-style-name="P9" draw:layer="layout" svg:width="1.905cm" svg:height="1.114cm" svg:x="0.37cm" svg:y="8.599cm">
          <draw:text-box>
            <text:p><text:span text:style-name="T16">j</text:span><text:span text:style-name="T15">0</text:span></text:p>
          </draw:text-box>
        </draw:frame>
        <draw:line draw:style-name="gr29" draw:text-style-name="P1" draw:layer="layout" svg:x1="11.271cm" svg:y1="18.785cm" svg:x2="11.245cm" svg:y2="2.619cm">
          <text:p/>
        </draw:lin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line draw:style-name="gr7" draw:text-style-name="P1" draw:layer="layout" svg:x1="3.487cm" svg:y1="9.996cm" svg:x2="25.38cm" svg:y2="9.996cm">
          <text:p/>
        </draw:line>
        <draw:line draw:style-name="gr7" draw:text-style-name="P1" draw:layer="layout" svg:x1="3.488cm" svg:y1="16.996cm" svg:x2="25.381cm" svg:y2="16.996cm">
          <text:p/>
        </draw:line>
        <draw:frame draw:style-name="gr43" draw:text-style-name="P11" draw:layer="layout" svg:width="6.112cm" svg:height="2.015cm" svg:x="0.205cm" svg:y="16.404cm">
          <draw:text-box>
            <text:p><text:span text:style-name="T17">Working</text:span></text:p>
            <text:p><text:span text:style-name="T17"><text:s/></text:span><text:span text:style-name="T17">register W</text:span></text:p>
            <text:p><text:span text:style-name="T17">|b&gt;</text:span></text:p>
          </draw:text-box>
        </draw:frame>
        <draw:frame draw:style-name="gr43" draw:text-style-name="P11" draw:layer="layout" svg:width="6.112cm" svg:height="2.015cm" svg:x="0.205cm" svg:y="9.368cm">
          <draw:text-box>
            <text:p><text:span text:style-name="T17">Clock </text:span></text:p>
            <text:p><text:span text:style-name="T17">register C</text:span></text:p>
            <text:p><text:span text:style-name="T17">|0&gt;</text:span></text:p>
          </draw:text-box>
        </draw:frame>
        <draw:frame draw:style-name="gr43" draw:text-style-name="P11" draw:layer="layout" svg:width="6.112cm" svg:height="2.015cm" svg:x="0.231cm" svg:y="2.006cm">
          <draw:text-box>
            <text:p><text:span text:style-name="T17">Ancillary </text:span></text:p>
            <text:p><text:span text:style-name="T17">register S</text:span></text:p>
            <text:p><text:span text:style-name="T17">|0&gt;</text:span></text:p>
          </draw:text-box>
        </draw:frame>
        <draw:line draw:style-name="gr7" draw:text-style-name="P1" draw:layer="layout" svg:x1="3.486cm" svg:y1="2.595cm" svg:x2="25.379cm" svg:y2="2.595cm">
          <text:p/>
        </draw:line>
        <draw:line draw:style-name="gr7" draw:text-style-name="P12" draw:layer="layout" svg:x1="8.859cm" svg:y1="10.001cm" svg:x2="8.859cm" svg:y2="15.769cm">
          <text:p/>
        </draw:line>
        <draw:custom-shape draw:style-name="gr44" draw:text-style-name="P13" draw:layer="layout" svg:width="0.406cm" svg:height="0.406cm" svg:x="8.673cm" svg:y="9.76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8.261cm" svg:height="11.271cm" svg:x="4.556cm" svg:y="7.752cm">
          <text:p text:style-name="P6">QPE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4.916cm" svg:y="8.969cm">
          <text:p text:style-name="P6"><text:span text:style-name="T17">H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10.416cm" svg:y="8.969cm">
          <text:p text:style-name="P6"><text:span text:style-name="T17">QFT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7.667cm" svg:y="15.768cm">
          <text:p text:style-name="P6"><text:span text:style-name="T17">Cond.</text:span></text:p>
          <text:p text:style-name="P6"><text:span text:style-name="T17">U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0.406cm" svg:height="0.406cm" svg:x="13.573cm" svg:y="9.763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.797cm" svg:y1="3.704cm" svg:x2="13.797cm" svg:y2="9.969cm">
          <text:p/>
        </draw:line>
        <draw:custom-shape draw:style-name="gr46" draw:text-style-name="P14" draw:layer="layout" svg:width="2.222cm" svg:height="2.196cm" svg:x="12.616cm" svg:y="1.569cm">
          <text:p text:style-name="P6"><text:span text:style-name="T17">Cond.</text:span></text:p>
          <text:p text:style-name="P6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8.261cm" svg:height="11.271cm" svg:x="14.756cm" svg:y="7.752cm">
          <text:p text:style-name="P6">QPE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0.406cm" svg:height="0.406cm" svg:x="18.873cm" svg:y="9.7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15.116cm" svg:y="8.97cm">
          <text:p text:style-name="P6"><text:span text:style-name="T17">QFT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20.616cm" svg:y="8.97cm">
          <text:p text:style-name="P6"><text:span text:style-name="T17">H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222cm" svg:height="2.196cm" svg:x="17.867cm" svg:y="15.769cm">
          <text:p text:style-name="P6"><text:span text:style-name="T17">Cond.</text:span></text:p>
          <text:p text:style-name="P6"><text:span text:style-name="T17">U</text:span><text:span text:style-name="T18">-1</text:span></text:p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1.588cm" svg:height="0.839cm" svg:x="26.017cm" svg:y="16.553cm">
          <draw:text-box>
            <text:p><text:span text:style-name="T17">|x&gt;</text:span></text:p>
          </draw:text-box>
        </draw:frame>
        <draw:custom-shape draw:style-name="gr46" draw:text-style-name="P14" draw:layer="layout" svg:width="2.222cm" svg:height="2.196cm" svg:x="23.228cm" svg:y="1.569cm">
          <text:p text:style-name="P6"><text:span text:style-name="T17">Measure</text:span></text:p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1.588cm" svg:height="0.839cm" svg:x="26.017cm" svg:y="2.178cm">
          <draw:text-box>
            <text:p><text:span text:style-name="T17">|1&gt;</text:span></text:p>
          </draw:text-box>
        </draw:frame>
        <draw:frame draw:style-name="gr47" draw:text-style-name="P11" draw:layer="layout" svg:width="1.588cm" svg:height="0.839cm" svg:x="26.017cm" svg:y="9.554cm">
          <draw:text-box>
            <text:p><text:span text:style-name="T17">|0&gt;</text:span></text:p>
          </draw:text-box>
        </draw:frame>
        <draw:line draw:style-name="gr7" draw:text-style-name="P12" draw:layer="layout" svg:x1="19.06cm" svg:y1="10.001cm" svg:x2="19.06cm" svg:y2="15.769cm">
          <text:p/>
        </draw:lin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line draw:style-name="gr7" draw:text-style-name="P1" draw:layer="layout" svg:x1="22.697cm" svg:y1="13.063cm" svg:x2="27.224cm" svg:y2="13.063cm">
          <text:p/>
        </draw:line>
        <draw:line draw:style-name="gr7" draw:text-style-name="P1" draw:layer="layout" svg:x1="4.384cm" svg:y1="3.752cm" svg:x2="18.844cm" svg:y2="3.751cm">
          <text:p/>
        </draw:line>
        <draw:line draw:style-name="gr7" draw:text-style-name="P1" draw:layer="layout" svg:x1="4.384cm" svg:y1="10.447cm" svg:x2="18.844cm" svg:y2="10.446cm">
          <text:p/>
        </draw:line>
        <draw:line draw:style-name="gr7" draw:text-style-name="P1" draw:layer="layout" svg:x1="4.384cm" svg:y1="12.645cm" svg:x2="18.844cm" svg:y2="12.644cm">
          <text:p/>
        </draw:line>
        <draw:frame draw:style-name="gr17" draw:text-style-name="P2" draw:layer="layout" svg:width="0.987cm" svg:height="2.384cm" svg:x="4.538cm" svg:y="4.485cm">
          <draw:text-box>
            <text:p>.</text:p>
            <text:p>.</text:p>
            <text:p>.</text:p>
          </draw:text-box>
        </draw:frame>
        <draw:line draw:style-name="gr7" draw:text-style-name="P1" draw:layer="layout" svg:x1="4.384cm" svg:y1="16.043cm" svg:x2="18.844cm" svg:y2="16.042cm">
          <text:p/>
        </draw:line>
        <draw:frame draw:style-name="gr18" draw:text-style-name="P2" draw:layer="layout" svg:width="2.14cm" svg:height="0.962cm" svg:x="2.55cm" svg:y="15.61cm">
          <draw:text-box>
            <text:p>|<text:span text:style-name="T5">Ψ</text:span><text:span text:style-name="T6">&gt;</text:span></text:p>
          </draw:text-box>
        </draw:frame>
        <draw:frame draw:style-name="gr18" draw:text-style-name="P2" draw:layer="layout" svg:width="2.14cm" svg:height="0.962cm" svg:x="2.478cm" svg:y="12.2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2.478cm" svg:y="10.0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2.478cm" svg:y="3.321cm">
          <draw:text-box>
            <text:p>|<text:span text:style-name="T7">0</text:span><text:span text:style-name="T6">&gt;</text:span></text:p>
          </draw:text-box>
        </draw:frame>
        <draw:custom-shape draw:style-name="gr19" draw:text-style-name="P1" draw:layer="layout" svg:width="0.53cm" svg:height="9.332cm" svg:x="1.829cm" svg:y="3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6.408cm" svg:height="1.673cm" draw:transform="rotate (1.5707963267949) translate (0.31cm 11.493cm)">
          <draw:text-box>
            <text:p>Working register</text:p>
          </draw:text-box>
        </draw:frame>
        <draw:custom-shape draw:style-name="gr20" draw:text-style-name="P7" draw:layer="layout" svg:width="1.611cm" svg:height="1.707cm" svg:x="4.792cm" svg:y="15.174cm">
          <text:p text:style-name="P6">R(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611cm" svg:height="1.707cm" svg:x="7.886cm" svg:y="15.174cm">
          <text:p text:style-name="P6">R(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611cm" svg:height="1.707cm" svg:x="10.886cm" svg:y="15.174cm">
          <text:p text:style-name="P6">R(4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1.892cm" svg:height="1.707cm" svg:x="16.486cm" svg:y="15.174cm">
          <text:p text:style-name="P6">R(2<text:span text:style-name="T8">m-1</text:span>)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2.963cm" svg:height="0.962cm" svg:x="13.587cm" svg:y="15.031cm">
          <draw:text-box>
            <text:p>. . .</text:p>
          </draw:text-box>
        </draw:frame>
        <draw:custom-shape draw:style-name="gr21" draw:text-style-name="P4" draw:layer="layout" svg:width="0.305cm" svg:height="0.305cm" svg:x="17.075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26cm" svg:y1="15.172cm" svg:x2="17.26cm" svg:y2="3.751cm">
          <text:p/>
        </draw:line>
        <draw:line draw:style-name="gr7" draw:text-style-name="P1" draw:layer="layout" svg:x1="8.659cm" svg:y1="15.173cm" svg:x2="8.659cm" svg:y2="10.454cm">
          <text:p/>
        </draw:line>
        <draw:line draw:style-name="gr7" draw:text-style-name="P1" draw:layer="layout" svg:x1="4.385cm" svg:y1="8.349cm" svg:x2="18.845cm" svg:y2="8.348cm">
          <text:p/>
        </draw:line>
        <draw:frame draw:style-name="gr18" draw:text-style-name="P2" draw:layer="layout" svg:width="2.14cm" svg:height="0.962cm" svg:x="2.479cm" svg:y="7.921cm">
          <draw:text-box>
            <text:p>|<text:span text:style-name="T7">0</text:span><text:span text:style-name="T6">&gt;</text:span></text:p>
          </draw:text-box>
        </draw:frame>
        <draw:line draw:style-name="gr7" draw:text-style-name="P1" draw:layer="layout" svg:x1="11.671cm" svg:y1="15.173cm" svg:x2="11.672cm" svg:y2="8.337cm">
          <text:p/>
        </draw:line>
        <draw:line draw:style-name="gr7" draw:text-style-name="P1" draw:layer="layout" svg:x1="5.548cm" svg:y1="15.174cm" svg:x2="5.548cm" svg:y2="12.615cm">
          <text:p/>
        </draw:line>
        <draw:custom-shape draw:style-name="gr21" draw:text-style-name="P4" draw:layer="layout" svg:width="0.305cm" svg:height="0.305cm" svg:x="11.47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8.475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5.375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3.292cm" svg:height="0.962cm" svg:x="20.697cm" svg:y="9.877cm">
          <draw:text-box>
            <text:p>=</text:p>
          </draw:text-box>
        </draw:frame>
        <draw:custom-shape draw:style-name="gr44" draw:text-style-name="P13" draw:layer="layout" svg:width="0.406cm" svg:height="0.406cm" svg:x="24.576cm" svg:y="8.47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696cm" svg:y1="8.677cm" svg:x2="27.223cm" svg:y2="8.648cm">
          <text:p/>
        </draw:line>
        <draw:line draw:style-name="gr7" draw:text-style-name="P1" draw:layer="layout" svg:x1="24.742cm" svg:y1="8.706cm" svg:x2="24.742cm" svg:y2="12.116cm">
          <text:p/>
        </draw:line>
        <draw:custom-shape draw:style-name="gr20" draw:text-style-name="P7" draw:layer="layout" svg:width="1.611cm" svg:height="1.707cm" svg:x="24.018cm" svg:y="12.122cm">
          <text:p text:style-name="P6">R(<text:span text:style-name="T5">θ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3.813cm" svg:y1="8.089cm" svg:x2="23.225cm" svg:y2="9.148cm">
          <text:p/>
        </draw:line>
        <draw:frame draw:style-name="gr18" draw:text-style-name="P2" draw:layer="layout" svg:width="1.058cm" svg:height="0.962cm" svg:x="23.372cm" svg:y="7.178cm">
          <draw:text-box>
            <text:p>m</text:p>
          </draw:text-box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line draw:style-name="gr7" draw:text-style-name="P1" draw:layer="layout" svg:x1="2.387cm" svg:y1="2.789cm" svg:x2="20.116cm" svg:y2="2.789cm">
          <text:p/>
        </draw:line>
        <draw:custom-shape draw:style-name="gr44" draw:text-style-name="P13" draw:layer="layout" svg:width="0.406cm" svg:height="0.406cm" svg:x="14.676cm" svg:y="8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.387cm" svg:y1="8.793cm" svg:x2="20.116cm" svg:y2="8.793cm">
          <text:p/>
        </draw:line>
        <draw:line draw:style-name="gr7" draw:text-style-name="P1" draw:layer="layout" svg:x1="14.9cm" svg:y1="4.674cm" svg:x2="14.9cm" svg:y2="8.643cm">
          <text:p/>
        </draw:line>
        <draw:custom-shape draw:style-name="gr49" draw:text-style-name="P7" draw:layer="layout" svg:width="4.644cm" svg:height="3.411cm" svg:x="12.531cm" svg:y="1.287cm">
          <text:p text:style-name="P6">R(<text:span text:style-name="T5">θ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091cm" svg:y1="8.291cm" svg:x2="3.503cm" svg:y2="9.35cm">
          <text:p/>
        </draw:line>
        <draw:frame draw:style-name="gr18" draw:text-style-name="P2" draw:layer="layout" svg:width="1.058cm" svg:height="0.962cm" svg:x="3.886cm" svg:y="7.38cm">
          <draw:text-box>
            <text:p>m</text:p>
          </draw:text-box>
        </draw:frame>
        <draw:line draw:style-name="gr7" draw:text-style-name="P1" draw:layer="layout" svg:x1="2.387cm" svg:y1="14.599cm" svg:x2="20.116cm" svg:y2="14.599cm">
          <text:p/>
        </draw:line>
        <draw:line draw:style-name="gr2" draw:text-style-name="P1" draw:layer="layout" svg:x1="4.091cm" svg:y1="14.192cm" svg:x2="3.503cm" svg:y2="15.251cm">
          <text:p/>
        </draw:line>
        <draw:frame draw:style-name="gr18" draw:text-style-name="P2" draw:layer="layout" svg:width="1.058cm" svg:height="0.962cm" svg:x="3.886cm" svg:y="13.281cm">
          <draw:text-box>
            <text:p>n</text:p>
          </draw:text-box>
        </draw:frame>
        <draw:custom-shape draw:style-name="gr50" draw:text-style-name="P7" draw:layer="layout" svg:width="4.644cm" svg:height="9.199cm" svg:x="6.631cm" svg:y="7.087cm">
          <text:p text:style-name="P6">U<text:span text:style-name="T1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2.763cm" svg:height="0.962cm" svg:x="0.423cm" svg:y="14.17cm">
          <draw:text-box>
            <text:p>|x&gt;</text:p>
          </draw:text-box>
        </draw:frame>
        <draw:frame draw:style-name="gr18" draw:text-style-name="P2" draw:layer="layout" svg:width="2.763cm" svg:height="0.962cm" svg:x="0.424cm" svg:y="8.32cm">
          <draw:text-box>
            <text:p>|0&gt;</text:p>
          </draw:text-box>
        </draw:frame>
        <draw:frame draw:style-name="gr18" draw:text-style-name="P2" draw:layer="layout" svg:width="2.763cm" svg:height="0.962cm" svg:x="0.425cm" svg:y="2.32cm">
          <draw:text-box>
            <text:p>|0&gt;</text:p>
          </draw:text-box>
        </draw:frame>
        <draw:frame draw:style-name="gr16" draw:text-style-name="P2" draw:layer="layout" svg:width="8.097cm" svg:height="3.095cm" svg:x="20.374cm" svg:y="2.232cm">
          <draw:text-box>
            <text:p>cos f(x) |0&gt; + sin f(x) |1&gt;</text:p>
          </draw:text-box>
        </draw:frame>
        <draw:frame draw:style-name="gr18" draw:text-style-name="P2" draw:layer="layout" svg:width="2.763cm" svg:height="0.962cm" svg:x="20.444cm" svg:y="14.17cm">
          <draw:text-box>
            <text:p>|x&gt;</text:p>
          </draw:text-box>
        </draw:frame>
        <draw:frame draw:style-name="gr18" draw:text-style-name="P2" draw:layer="layout" svg:width="2.763cm" svg:height="0.962cm" svg:x="20.445cm" svg:y="8.27cm">
          <draw:text-box>
            <text:p>|f(x)&gt;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single" draw:color="#000000" draw:distance="0.406cm" draw:rotation="4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07-21T14:10:59.932012414</meta:creation-date>
    <meta:generator>LibreOffice/5.1.6.2$Linux_X86_64 LibreOffice_project/10m0$Build-2</meta:generator>
    <dc:date>2018-11-17T15:03:35.169243344</dc:date>
    <dc:creator>Christian </dc:creator>
    <meta:editing-duration>P1DT4H34M42S</meta:editing-duration>
    <meta:editing-cycles>137</meta:editing-cycles>
    <meta:document-statistic meta:object-count="303"/>
  </office:meta>
</office:document-meta>
</file>